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uf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mulsion</text:p>
          </table:table-cell>
          <table:covered-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AVERAGE([.A2:.A11])" office:value-type="float" office:value="211.5" calcext:value-type="float">
            <text:p>211,5</text:p>
          </table:table-cell>
          <table:table-cell table:formula="of:=AVERAGE([.B2:.B11])" office:value-type="float" office:value="269.6" calcext:value-type="float">
            <text:p>269,6</text:p>
          </table:table-cell>
          <table:table-cell/>
          <table:table-cell table:formula="of:=AVERAGE([.D2:.D11])" office:value-type="float" office:value="195.2" calcext:value-type="float">
            <text:p>195,2</text:p>
          </table:table-cell>
          <table:table-cell table:formula="of:=AVERAGE([.E2:.E11])" office:value-type="float" office:value="114.6" calcext:value-type="float">
            <text:p>114,6</text:p>
          </table:table-cell>
        </table:table-row>
        <table:table-row table:style-name="ro1">
          <table:table-cell table:formula="of:=STDEV([.A2:.A11])" office:value-type="float" office:value="0.52704627669473" calcext:value-type="float">
            <text:p>0,5270462767</text:p>
          </table:table-cell>
          <table:table-cell table:formula="of:=STDEV([.B2:.B11])" office:value-type="float" office:value="0.699205898780101" calcext:value-type="float">
            <text:p>0,6992058988</text:p>
          </table:table-cell>
          <table:table-cell/>
          <table:table-cell table:formula="of:=STDEV([.D2:.D11])" office:value-type="float" office:value="0.421637021355784" calcext:value-type="float">
            <text:p>0,4216370214</text:p>
          </table:table-cell>
          <table:table-cell table:formula="of:=STDEV([.E2:.E11])" office:value-type="float" office:value="0.699205898780101" calcext:value-type="float">
            <text:p>0,69920589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ifferen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ifferenz</text:p>
          </table:table-cell>
          <table:covered-table-cell/>
        </table:table-row>
        <table:table-row table:style-name="ro1">
          <table:table-cell table:style-name="ce1" table:formula="of:=[.B12]-[.A12]" office:value-type="float" office:value="58.1" calcext:value-type="float" table:number-columns-spanned="2" table:number-rows-spanned="1">
            <text:p>58,1</text:p>
          </table:table-cell>
          <table:covered-table-cell/>
          <table:table-cell/>
          <table:table-cell table:style-name="ce1" table:formula="of:=ABS([.E12]-[.D12])" office:value-type="float" office:value="80.6" calcext:value-type="float" table:number-columns-spanned="2" table:number-rows-spanned="1">
            <text:p>80,6</text:p>
          </table:table-cell>
          <table:covered-table-cell/>
        </table:table-row>
        <table:table-row table:style-name="ro1">
          <table:table-cell table:style-name="ce1" table:formula="of:=SQRT(([.A13])^2+([.B13])*2)" office:value-type="float" office:value="1.29467740203418" calcext:value-type="float" table:number-columns-spanned="2" table:number-rows-spanned="1">
            <text:p>1,294677402</text:p>
          </table:table-cell>
          <table:covered-table-cell/>
          <table:table-cell/>
          <table:table-cell table:style-name="ce1" table:formula="of:=SQRT(([.D13])^2+([.E13])*2)" office:value-type="float" office:value="1.25546388850416" calcext:value-type="float" table:number-columns-spanned="2" table:number-rows-spanned="1">
            <text:p>1,2554638885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rgebni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rgebni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58,1+-1,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80,6+-1,3</text:p>
          </table:table-cell>
          <table:covered-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echungsind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6]/[.A16]" office:value-type="float" office:value="1.38726333907057" calcext:value-type="float">
            <text:p>1,38726333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QRT(([.D17]/[.A16])^2+([.D16]*[.A17]/([.A16]^2))^2)" office:value-type="float" office:value="0.0377168708985069" calcext:value-type="float">
            <text:p>0,03771687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gebn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,39+-0,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21:33:15.8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8:59:06.212000000</meta:creation-date>
    <dc:date>2016-11-08T22:06:22.704000000</dc:date>
    <meta:editing-duration>PT28M57S</meta:editing-duration>
    <meta:editing-cycles>2</meta:editing-cycles>
    <meta:generator>LibreOffice/4.3.4.1$Windows_x86 LibreOffice_project/bc356b2f991740509f321d70e4512a6a54c5f243</meta:generator>
    <meta:document-statistic meta:table-count="1" meta:cell-count="65" meta:object-count="0"/>
  </office:meta>
</office:document-meta>
</file>